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97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mo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uner Remot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uF 63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 10 V radial electrolyti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63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 uF radial electrolyti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5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.54 mm spacing 6 pin header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.54 mm spacing 5 pin header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JST 2.54 mm male 5/6 pin socket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.54 mm spacing 6 pin header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.54 mm spacing 2 pin header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.54 mm spacing 3 pin heade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RF choke 100 mA (probably can just use short)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RF choke 3 A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RF choke 3 A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R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0R wire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 wire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50R 2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0R 2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7805_TO220 TO-220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2 X 20 pin 2.54 m spacing pin header socke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pill board (can buy these much more easily, but in case you need i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 uF 25 V radial electrolyti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0 p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 uF 25 V radial electrolyti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0 p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0 p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0 p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B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.54 mm spacing 4 pin header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.54 mm spacing 20 pin header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.54 mm spacing 3 pin header X 2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6 mm PCB pushbutton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.54 mm spacing 20 pin heade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R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1117-3.3 TO-22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103C8T6 or STM32F103CBT6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 MHz HC-49 crystal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.768 kHz Crys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23:26:16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8-08-23T23:50:35.650000000</dc:date>
    <meta:editing-duration>PT1M28S</meta:editing-duration>
    <meta:editing-cycles>1</meta:editing-cycles>
    <meta:document-statistic meta:table-count="1" meta:cell-count="207" meta:object-count="0"/>
  </office:meta>
</office:document-meta>
</file>